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52000000EF567760DE0FFF97A3.png" manifest:media-type="image/png"/>
  <manifest:file-entry manifest:full-path="Pictures/1000000100000AD4000000EFFD406C94F1F2276D.png" manifest:media-type="image/png"/>
  <manifest:file-entry manifest:full-path="Pictures/1000000100000D52000000CBD3052357BFCFA87A.png" manifest:media-type="image/png"/>
  <manifest:file-entry manifest:full-path="Pictures/1000000100000AD4000000EF2DCC5174E91EEF9C.png" manifest:media-type="image/png"/>
  <manifest:file-entry manifest:full-path="Pictures/1000000100000E17000000A77C14B3309AF01947.png" manifest:media-type="image/png"/>
  <manifest:file-entry manifest:full-path="Pictures/1000000100000D43000000A745721FCD0C19C9FB.png" manifest:media-type="image/png"/>
  <manifest:file-entry manifest:full-path="Pictures/1000000100000E17000000A7A81B72881C8DE5AD.png" manifest:media-type="image/png"/>
  <manifest:file-entry manifest:full-path="Pictures/1000000100000D43000000CB1F2D05E23121AC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ff10"/>
    </style:style>
    <style:style style:name="P2" style:family="paragraph" style:parent-style-name="Standard">
      <style:text-properties officeooo:rsid="001eccd3" officeooo:paragraph-rsid="001eccd3"/>
    </style:style>
    <style:style style:name="P3" style:family="paragraph" style:parent-style-name="Standard">
      <style:text-properties officeooo:rsid="001eccd3" officeooo:paragraph-rsid="001fef47"/>
    </style:style>
    <style:style style:name="T1" style:family="text">
      <style:text-properties officeooo:rsid="001cff10"/>
    </style:style>
    <style:style style:name="T2" style:family="text">
      <style:text-properties officeooo:rsid="001fef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5 150 50 10 15 25</text:p>
      <text:p text:style-name="Standard"/>
      <text:p text:style-name="Standard">mPU RATIO FOR ADERSIORY IN selfish <text:s/>mining = <text:s/>0.6666666666666666</text:p>
      <text:p text:style-name="Standard">mpu ratio for overall in selfish mining = <text:s/>0.95</text:p>
      <text:p text:style-name="Standard">selfish_proportion= 0.10526315789473684</text:p>
      <text:p text:style-name="Standard"/>
      <text:p text:style-name="Standard"/>
      <text:p text:style-name="Standard"/>
      <text:p text:style-name="Standard"><draw:frame draw:style-name="fr1" draw:name="Image1" text:anchor-type="char" svg:x="-0.397cm" svg:y="0.122cm" svg:width="17cm" svg:height="1.016cm" draw:z-index="0"><draw:image xlink:href="Pictures/1000000100000D43000000CB1F2D05E23121AC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17cm" svg:height="0.836cm" draw:z-index="1"><draw:image xlink:href="Pictures/1000000100000D43000000A745721FCD0C19C9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25 150 50 10 15 <text:span text:style-name="T1">50</text:span></text:p>
      <text:p text:style-name="P1"/>
      <text:p text:style-name="P1"/>
      <text:p text:style-name="P1">mPU RATIO FOR ADERSIORY IN selfish <text:s/>mining = <text:s/>1.0</text:p>
      <text:p text:style-name="P1">mpu ratio for overall in selfish mining = <text:s/>0.9523809523809523</text:p>
      <text:p text:style-name="P1">selfish_proportion= 0.1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0.787cm" draw:z-index="2"><draw:image xlink:href="Pictures/1000000100000E17000000A77C14B3309AF019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x="0cm" svg:y="0.46cm" svg:width="17cm" svg:height="0.787cm" draw:z-index="3"><draw:image xlink:href="Pictures/1000000100000E17000000A7A81B72881C8DE5AD.png" xlink:type="simple" xlink:show="embed" xlink:actuate="onLoad" draw:mime-type="image/png"/></draw:frame></text:p>
      <text:p text:style-name="Standard"/>
      <text:p text:style-name="Standard"/>
      <text:p text:style-name="P2">25 150 50 10 15 75</text:p>
      <text:p text:style-name="P2"/>
      <text:p text:style-name="P2">mPU RATIO FOR ADERSIORY IN selfish <text:s/>mining = <text:s/>0.4</text:p>
      <text:p text:style-name="P2">mpu ratio for overall in selfish mining = <text:s/>0.8</text:p>
      <text:p text:style-name="P2">selfish_proportion= 0.125</text:p>
      <text:p text:style-name="P2"/>
      <text:p text:style-name="P2"/>
      <text:p text:style-name="P2"><draw:frame draw:style-name="fr1" draw:name="Image5" text:anchor-type="char" svg:x="0cm" svg:y="-0.016cm" svg:width="17cm" svg:height="1.464cm" draw:z-index="4"><draw:image xlink:href="Pictures/1000000100000AD4000000EF2DCC5174E91EEF9C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6" text:anchor-type="char" svg:x="-0.609cm" svg:y="0.118cm" svg:width="17cm" svg:height="1.464cm" draw:z-index="5"><draw:image xlink:href="Pictures/1000000100000AD4000000EFFD406C94F1F2276D.png" xlink:type="simple" xlink:show="embed" xlink:actuate="onLoad" draw:mime-type="image/png"/></draw:frame></text:p>
      <text:p text:style-name="P2"/>
      <text:p text:style-name="P2"/>
      <text:p text:style-name="P2"/>
      <text:p text:style-name="P2">25 150 50 10 33 25</text:p>
      <text:p text:style-name="P2"/>
      <text:p text:style-name="P2"/>
      <text:p text:style-name="P2">mPU RATIO FOR ADERSIORY IN selfish <text:s/>mining = <text:s/>0.75</text:p>
      <text:p text:style-name="P2">mpu ratio for overall in selfish mining = <text:s/>0.782608695652174</text:p>
      <text:p text:style-name="P2">selfish_proportion= 0.3333333333333333</text:p>
      <text:p text:style-name="P2"/>
      <text:p text:style-name="P2"/>
      <text:p text:style-name="P2"/>
      <text:p text:style-name="P2"><draw:frame draw:style-name="fr1" draw:name="Image7" text:anchor-type="char" svg:x="0cm" svg:y="0.011cm" svg:width="17cm" svg:height="1.011cm" draw:z-index="6"><draw:image xlink:href="Pictures/1000000100000D52000000CBD3052357BFCFA87A.png" xlink:type="simple" xlink:show="embed" xlink:actuate="onLoad" draw:mime-type="image/png"/></draw:frame></text:p>
      <text:p text:style-name="P2"/>
      <text:p text:style-name="P2"><draw:frame draw:style-name="fr1" draw:name="Image8" text:anchor-type="char" svg:x="-0.079cm" svg:y="0.074cm" svg:width="17cm" svg:height="1.191cm" draw:z-index="7"><draw:image xlink:href="Pictures/1000000100000D52000000EF567760DE0FFF97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25 150 50 10 33 <text:span text:style-name="T2">5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1:48:07.038297131</meta:creation-date>
    <dc:date>2023-03-23T12:33:36.723890147</dc:date>
    <meta:editing-duration>PT24M18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2" meta:paragraph-count="17" meta:word-count="110" meta:character-count="641" meta:non-whitespace-character-count="536"/>
  </office:meta>
</office:document-meta>
</file>